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5751" officeooo:paragraph-rsid="001addc5"/>
    </style:style>
    <style:style style:name="P2" style:family="paragraph" style:parent-style-name="Standard">
      <style:text-properties officeooo:rsid="0010b50b" officeooo:paragraph-rsid="001addc5"/>
    </style:style>
    <style:style style:name="P3" style:family="paragraph" style:parent-style-name="Standard">
      <style:text-properties fo:font-weight="normal" officeooo:rsid="00125751" officeooo:paragraph-rsid="001addc5" style:font-weight-asian="normal" style:font-weight-complex="normal"/>
    </style:style>
    <style:style style:name="P4" style:family="paragraph" style:parent-style-name="Standard">
      <style:text-properties fo:font-weight="normal" officeooo:rsid="0012d9cb" officeooo:paragraph-rsid="001addc5" style:font-weight-asian="normal" style:font-weight-complex="normal"/>
    </style:style>
    <style:style style:name="P5" style:family="paragraph" style:parent-style-name="Standard">
      <style:text-properties officeooo:paragraph-rsid="001addc5"/>
    </style:style>
    <style:style style:name="P6" style:family="paragraph" style:parent-style-name="Standard">
      <style:text-properties officeooo:rsid="001addc5" officeooo:paragraph-rsid="001addc5"/>
    </style:style>
    <style:style style:name="P7" style:family="paragraph" style:parent-style-name="Standard">
      <style:text-properties officeooo:rsid="001b2d92" officeooo:paragraph-rsid="001b2d92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5751" officeooo:paragraph-rsid="001addc5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2d9cb" officeooo:paragraph-rsid="001addc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5751"/>
    </style:style>
    <style:style style:name="T3" style:family="text">
      <style:text-properties officeooo:rsid="0010b50b"/>
    </style:style>
    <style:style style:name="T4" style:family="text">
      <style:text-properties officeooo:rsid="0012d9cb"/>
    </style:style>
    <style:style style:name="T5" style:family="text">
      <style:text-properties officeooo:rsid="001add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A. </text:span><text:s/><text:span text:style-name="T3">DOWNLOAD THE ZIP <text:s/>FILE – Xertia_EARTHX.zip</text:span></text:p>
      <text:p text:style-name="P5"/>
      <text:p text:style-name="P2">- Unzip the file and extract its contents using command line.</text:p>
      <text:p text:style-name="P2">- Create a local environment in the local command line and install the follwing packages:</text:p>
      <text:p text:style-name="P2">Note: Python version- 3.7.4 is to be used.</text:p>
      <text:p text:style-name="P2">1. Django: pip install django (version: 2.2.7)</text:p>
      <text:p text:style-name="P2">2. <text:s/>Numpy: pip install numpy</text:p>
      <text:p text:style-name="P2">3. Pandas: pip install pandas</text:p>
      <text:p text:style-name="P2">4. Matplotlib: pip install matplotlib</text:p>
      <text:p text:style-name="P2">5. <text:s/><text:span text:style-name="T2">NLTK: pip install nltk</text:span></text:p>
      <text:p text:style-name="P1">6. Scipy: pip install scipy</text:p>
      <text:p text:style-name="P1"/>
      <text:p text:style-name="P1">B. OPEN THE DIRECTORY WHERE YOU HAVE EXTRACTED THE ZIP FILE.</text:p>
      <text:p text:style-name="P1"/>
      <text:p text:style-name="P1">C. RUN THE FOLLOWING COMMANDS IN THE COMMAND LINE:</text:p>
      <text:p text:style-name="P1"/>
      <text:p text:style-name="P1">1. python manage.py makemigrations</text:p>
      <text:p text:style-name="P1">2. python manage.py migrate</text:p>
      <text:p text:style-name="P1">3. python manage.py runserver</text:p>
      <text:p text:style-name="P1"/>
      <text:p text:style-name="P1">D. OPEN A WEB-BROWSER OF YOUR SELECTION, PREFERABLY GOOGLE CHROME:</text:p>
      <text:p text:style-name="P1"/>
      <text:p text:style-name="P1">Type the url as follows: “<text:a xlink:type="simple" xlink:href="http://172.20.4.116:8000/" text:style-name="Internet_20_link" text:visited-style-name="Visited_20_Internet_20_Link"><text:span text:style-name="T1">http://172.20.4.116:8000</text:span></text:a><text:span text:style-name="T1">"</text:span></text:p>
      <text:p text:style-name="P1"><text:span text:style-name="T1"/></text:p>
      <text:p text:style-name="P3">This url must open the first page of the project, that is the sign up page. This page requires you to fill in your username and pa<text:span text:style-name="T4">ssword</text:span> and voila!</text:p>
      <text:p text:style-name="P4">Enjoy your experience as you walk the quest to save our planet, Earth.</text:p>
      <text:p text:style-name="P1"><text:span text:style-name="T1"/></text:p>
      <text:p text:style-name="P8"><text:span text:style-name="T1"/></text:p>
      <text:p text:style-name="P1"><text:span text:style-name="T1"/></text:p>
      <text:p text:style-name="P5"><text:span text:style-name="T2">A. </text:span><text:s/><text:span text:style-name="T3">DOWNLOAD THE ZIP <text:s/>FILE – ChatBOT.zip</text:span></text:p>
      <text:p text:style-name="P5"/>
      <text:p text:style-name="P2">- Unzip the file and extract its contents using command line.</text:p>
      <text:p text:style-name="P2">- Create a local environment in the local command line and install the follwing packages:</text:p>
      <text:p text:style-name="P2">Note: Python version- 3.7.4 is to be used.</text:p>
      <text:p text:style-name="P2">1. Django: pip install django (version: 2.2.7)</text:p>
      <text:p text:style-name="P6">2. pip install pygame</text:p>
      <text:p text:style-name="P6">3. pip install gtts</text:p>
      <text:p text:style-name="P6">4. pip install pyttsx3</text:p>
      <text:p text:style-name="P6">5. pip install SpeechRecognition</text:p>
      <text:p text:style-name="P7">6. pip install python-docx</text:p>
      <text:p text:style-name="P6"/>
      <text:p text:style-name="P6"/>
      <text:p text:style-name="P1">B. OPEN THE DIRECTORY WHERE YOU HAVE EXTRACTED THE ZIP FILE.</text:p>
      <text:p text:style-name="P1"/>
      <text:p text:style-name="P1">C. RUN THE FOLLOWING COMMANDS IN THE COMMAND LINE:</text:p>
      <text:p text:style-name="P1"/>
      <text:p text:style-name="P1">1. python <text:span text:style-name="T5">chatbot.py</text:span></text:p>
      <text:p text:style-name="P1"/>
      <text:p text:style-name="P1"/>
      <text:p text:style-name="P3"/>
      <text:p text:style-name="P9">Enjoy your experience as you <text:span text:style-name="T5">talk through</text:span> the quest to save our planet, Earth.</text:p>
      <text:p text:style-name="P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05:37:24.214385832</meta:creation-date>
    <dc:date>2019-11-10T05:48:47.035696142</dc:date>
    <meta:editing-duration>PT11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266" meta:character-count="1571" meta:non-whitespace-character-count="1330"/>
  </office:meta>
</office:document-meta>
</file>